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816" officeooo:paragraph-rsid="00099816"/>
    </style:style>
    <style:style style:name="P2" style:family="paragraph" style:parent-style-name="Standard">
      <style:text-properties officeooo:rsid="0009d059" officeooo:paragraph-rsid="0009d059"/>
    </style:style>
    <style:style style:name="P3" style:family="paragraph" style:parent-style-name="Standard">
      <style:text-properties officeooo:rsid="000a1417" officeooo:paragraph-rsid="000a1417"/>
    </style:style>
    <style:style style:name="P4" style:family="paragraph" style:parent-style-name="Standard">
      <style:text-properties fo:font-size="10pt" officeooo:rsid="000a1417" officeooo:paragraph-rsid="000a1417" style:font-size-asian="10pt" style:font-size-complex="10pt"/>
    </style:style>
    <style:style style:name="P5" style:family="paragraph" style:parent-style-name="Standard">
      <style:text-properties fo:font-size="10pt" officeooo:rsid="000ec52d" officeooo:paragraph-rsid="000ec52d" style:font-size-asian="10pt" style:font-size-complex="10pt"/>
    </style:style>
    <style:style style:name="P6" style:family="paragraph" style:parent-style-name="Standard">
      <style:text-properties fo:font-size="10pt" officeooo:rsid="001302c5" officeooo:paragraph-rsid="001302c5" style:font-size-asian="10pt" style:font-size-complex="10pt"/>
    </style:style>
    <style:style style:name="P7" style:family="paragraph" style:parent-style-name="Standard">
      <style:text-properties fo:font-size="10pt" officeooo:rsid="001321f1" officeooo:paragraph-rsid="001321f1" style:font-size-asian="10pt" style:font-size-complex="10pt"/>
    </style:style>
    <style:style style:name="P8" style:family="paragraph" style:parent-style-name="Standard">
      <style:text-properties fo:font-size="10pt" officeooo:rsid="0014aa1b" officeooo:paragraph-rsid="0014aa1b" style:font-size-asian="10pt" style:font-size-complex="10pt"/>
    </style:style>
    <style:style style:name="P9" style:family="paragraph" style:parent-style-name="Standard">
      <style:text-properties fo:font-size="10pt" officeooo:rsid="00160ae8" officeooo:paragraph-rsid="00160ae8" style:font-size-asian="10pt" style:font-size-complex="10pt"/>
    </style:style>
    <style:style style:name="P10" style:family="paragraph" style:parent-style-name="Standard">
      <style:text-properties fo:font-size="10pt" officeooo:rsid="001c6897" officeooo:paragraph-rsid="001c6897" style:font-size-asian="10pt" style:font-size-complex="10pt"/>
    </style:style>
    <style:style style:name="P11" style:family="paragraph" style:parent-style-name="Standard">
      <style:text-properties officeooo:rsid="000d7f18" officeooo:paragraph-rsid="000d7f18"/>
    </style:style>
    <style:style style:name="P12" style:family="paragraph" style:parent-style-name="Standard">
      <style:text-properties officeooo:rsid="000ec52d" officeooo:paragraph-rsid="000ec52d"/>
    </style:style>
    <style:style style:name="P13" style:family="paragraph" style:parent-style-name="Standard">
      <style:text-properties fo:font-size="9pt" officeooo:rsid="000ec52d" officeooo:paragraph-rsid="000ec52d" style:font-size-asian="9pt" style:font-size-complex="9pt"/>
    </style:style>
    <style:style style:name="P14" style:family="paragraph" style:parent-style-name="Standard">
      <style:text-properties fo:font-size="12pt" officeooo:rsid="000ec52d" officeooo:paragraph-rsid="000ec52d" style:font-size-asian="10.5pt" style:font-size-complex="12pt"/>
    </style:style>
    <style:style style:name="P15" style:family="paragraph" style:parent-style-name="Standard">
      <style:text-properties fo:font-size="12pt" officeooo:rsid="00111a63" officeooo:paragraph-rsid="00111a63" style:font-size-asian="10.5pt" style:font-size-complex="12pt"/>
    </style:style>
    <style:style style:name="P16" style:family="paragraph" style:parent-style-name="Standard">
      <style:text-properties fo:font-size="12pt" officeooo:rsid="00120e0d" officeooo:paragraph-rsid="00120e0d" style:font-size-asian="10.5pt" style:font-size-complex="12pt"/>
    </style:style>
    <style:style style:name="P17" style:family="paragraph" style:parent-style-name="Standard">
      <style:text-properties fo:font-size="12pt" officeooo:rsid="001302c5" officeooo:paragraph-rsid="001302c5" style:font-size-asian="12pt" style:font-size-complex="12pt"/>
    </style:style>
    <style:style style:name="P18" style:family="paragraph" style:parent-style-name="Standard">
      <style:text-properties fo:font-size="12pt" officeooo:rsid="001321f1" officeooo:paragraph-rsid="001321f1" style:font-size-asian="12pt" style:font-size-complex="12pt"/>
    </style:style>
    <style:style style:name="P19" style:family="paragraph" style:parent-style-name="Standard">
      <style:text-properties fo:font-size="12pt" officeooo:rsid="0014aa1b" officeooo:paragraph-rsid="0014aa1b" style:font-size-asian="12pt" style:font-size-complex="12pt"/>
    </style:style>
    <style:style style:name="P20" style:family="paragraph" style:parent-style-name="Standard">
      <style:text-properties fo:font-size="12pt" officeooo:rsid="00160ae8" officeooo:paragraph-rsid="00160ae8" style:font-size-asian="12pt" style:font-size-complex="12pt"/>
    </style:style>
    <style:style style:name="P21" style:family="paragraph" style:parent-style-name="Standard">
      <style:text-properties fo:font-size="12pt" officeooo:rsid="001c6897" officeooo:paragraph-rsid="001c6897" style:font-size-asian="12pt" style:font-size-complex="12pt"/>
    </style:style>
    <style:style style:name="P22" style:family="paragraph" style:parent-style-name="Standard">
      <style:text-properties fo:font-size="12pt" officeooo:rsid="001c6897" officeooo:paragraph-rsid="001f489d" style:font-size-asian="12pt" style:font-size-complex="12pt"/>
    </style:style>
    <style:style style:name="P23" style:family="paragraph" style:parent-style-name="Standard">
      <style:text-properties fo:font-size="12pt" officeooo:rsid="001f489d" officeooo:paragraph-rsid="001f489d" style:font-size-asian="12pt" style:font-size-complex="12pt"/>
    </style:style>
    <style:style style:name="P24" style:family="paragraph" style:parent-style-name="Standard">
      <style:text-properties fo:font-size="12pt" officeooo:rsid="00233d63" officeooo:paragraph-rsid="00233d63" style:font-size-asian="12pt" style:font-size-complex="12pt"/>
    </style:style>
    <style:style style:name="P25" style:family="paragraph" style:parent-style-name="Standard">
      <style:text-properties officeooo:rsid="001302c5" officeooo:paragraph-rsid="001302c5"/>
    </style:style>
    <style:style style:name="P26" style:family="paragraph" style:parent-style-name="Standard">
      <style:text-properties officeooo:rsid="0023f226" officeooo:paragraph-rsid="0023f226"/>
    </style:style>
    <style:style style:name="P27" style:family="paragraph" style:parent-style-name="Standard">
      <style:text-properties fo:font-weight="bold" officeooo:rsid="00099816" officeooo:paragraph-rsid="00099816" style:font-weight-asian="bold" style:font-weight-complex="bold"/>
    </style:style>
    <style:style style:name="P28" style:family="paragraph" style:parent-style-name="Standard">
      <style:text-properties fo:font-weight="bold" officeooo:rsid="002c3701" officeooo:paragraph-rsid="002c3701" style:font-weight-asian="bold" style:font-weight-complex="bold"/>
    </style:style>
    <style:style style:name="P2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099816" officeooo:paragraph-rsid="00099816"/>
    </style:style>
    <style:style style:name="P3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9pt" officeooo:rsid="000ec52d" officeooo:paragraph-rsid="000ec52d" style:font-size-asian="9pt" style:font-size-complex="9pt"/>
    </style:style>
    <style:style style:name="P3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officeooo:rsid="001c6897" officeooo:paragraph-rsid="001c6897" style:font-size-asian="10pt" style:font-size-complex="10pt"/>
    </style:style>
    <style:style style:name="T1" style:family="text">
      <style:text-properties officeooo:rsid="000a1417"/>
    </style:style>
    <style:style style:name="T2" style:family="text">
      <style:text-properties officeooo:rsid="000d4efd"/>
    </style:style>
    <style:style style:name="T3" style:family="text">
      <style:text-properties officeooo:rsid="001321f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f489d"/>
    </style:style>
    <style:style style:name="T6" style:family="text">
      <style:text-properties officeooo:rsid="001fa690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7"><text:tab/><text:tab/><text:tab/><text:tab/></text:span><text:span text:style-name="T8">Test cases ran and outputs</text:span><text:span text:style-name="T9"> </text:span></text:p>
      <text:p text:style-name="P1"/>
      <text:p text:style-name="P27">Configuration : Star Topology</text:p>
      <text:p text:style-name="P28">Mechanism : PUSH BASED</text:p>
      <text:p text:style-name="P1"/>
      <text:p text:style-name="P1">Central peer is running on port 4000 and all other 4 peers are running on ports 5000,6000, 7000 and 8000.</text:p>
      <text:p text:style-name="P1"/>
      <text:p text:style-name="P1">Initial status of the program when the peers start :</text:p>
      <text:p text:style-name="P1"/>
      <text:p text:style-name="P1"><text:bookmark-start text:name="__DdeLink__88_1172803173"/>Peer running at localhost:4000 :<text:bookmark-end text:name="__DdeLink__88_1172803173"/></text:p>
      <text:p text:style-name="P1"/>
      <text:p text:style-name="P1">Mon Mar 20 20:41:01 CDT 2017 &gt;&gt;&gt;&gt; PA3 - Debug Information :: <text:s/>Creating folder PeerDownloads/Master1_N1804106865</text:p>
      <text:p text:style-name="P1">Mon Mar 20 20:41:01 CDT 2017 &gt;&gt;&gt;&gt; PA3 - Debug Information :: <text:s/>Creating folder PeerDownloads/Cache1_N1804106865</text:p>
      <text:p text:style-name="P1">Mon Mar 20 20:41:01 CDT 2017 &gt;&gt;&gt;&gt; PA3 - Debug Information :: <text:s/>Peer address localhost:4000</text:p>
      <text:p text:style-name="P1">Mon Mar 20 20:41:01 CDT 2017 &gt;&gt;&gt;&gt; PA3 - Debug Information :: <text:s/>Peer Neighbours <text:s/></text:p>
      <text:p text:style-name="P1">Mon Mar 20 20:41:01 CDT 2017 &gt;&gt;&gt;&gt; PA3 - Debug Information :: <text:s/>localhost:5000</text:p>
      <text:p text:style-name="P1">Mon Mar 20 20:41:01 CDT 2017 &gt;&gt;&gt;&gt; PA3 - Debug Information :: <text:s/>localhost:6000</text:p>
      <text:p text:style-name="P1">Mon Mar 20 20:41:01 CDT 2017 &gt;&gt;&gt;&gt; PA3 - Debug Information :: <text:s/>localhost:7000</text:p>
      <text:p text:style-name="P1">Mon Mar 20 20:41:01 CDT 2017 &gt;&gt;&gt;&gt; PA3 - Debug Information :: <text:s/>localhost:8000</text:p>
      <text:p text:style-name="P1">Mon Mar 20 20:41:01 CDT 2017 &gt;&gt;&gt;&gt; PA3 - Debug Information :: <text:s/>Watching this folder PeerDownloads/Master1_N1804106865</text:p>
      <text:p text:style-name="P1">Mon Mar 20 20:41:01 CDT 2017 &gt;&gt;&gt;&gt; PA3 - Debug Information :: <text:s/>Peer Server running ... </text:p>
      <text:p text:style-name="P1">Mon Mar 20 20:41:01 CDT 2017 &gt;&gt;&gt;&gt; PA3 - Debug Information :: <text:s/>Peer Client running ... </text:p>
      <text:p text:style-name="P1">******************************************************************</text:p>
      <text:p text:style-name="P1">Peer Display Menu ************************************************</text:p>
      <text:p text:style-name="P1">1 : Lookup a file</text:p>
      <text:p text:style-name="P1">2 : Download file from a peer</text:p>
      <text:p text:style-name="P1">3 : Display seen query messages</text:p>
      <text:p text:style-name="P1">4 : Display seen queryhit messages</text:p>
      <text:p text:style-name="P1">5 : Display Peer files info</text:p>
      <text:p text:style-name="P1">6 : Refresh a stale file</text:p>
      <text:p text:style-name="P1">7 : Modify one of the files held by me</text:p>
      <text:p text:style-name="P1">8 : Exit</text:p>
      <text:p text:style-name="P1">Enter your choice number</text:p>
      <text:p text:style-name="P1">******************************************************************</text:p>
      <text:p text:style-name="P1">Your Choice : </text:p>
      <text:p text:style-name="P1"/>
      <text:p text:style-name="P1"/>
      <text:p text:style-name="P1"><text:bookmark-start text:name="__DdeLink__90_1172803173"/>Peer running at localhost:5000 :<text:bookmark-end text:name="__DdeLink__90_1172803173"/></text:p>
      <text:p text:style-name="P1"/>
      <text:p text:style-name="P1">Mon Mar 20 20:32:27 CDT 2017 &gt;&gt;&gt;&gt; PA3 - Debug Information :: <text:s/>Creating folder PeerDownloads/Master1_N1804077074</text:p>
      <text:p text:style-name="P1">Mon Mar 20 20:32:27 CDT 2017 &gt;&gt;&gt;&gt; PA3 - Debug Information :: <text:s/>Creating folder PeerDownloads/Cache1_N1804077074</text:p>
      <text:p text:style-name="P1">Mon Mar 20 20:32:27 CDT 2017 &gt;&gt;&gt;&gt; PA3 - Debug Information :: <text:s/>Peer address localhost:5000</text:p>
      <text:p text:style-name="P1">Mon Mar 20 20:32:27 CDT 2017 &gt;&gt;&gt;&gt; PA3 - Debug Information :: <text:s/>Peer Neighbours <text:s/></text:p>
      <text:p text:style-name="P1">Mon Mar 20 20:32:27 CDT 2017 &gt;&gt;&gt;&gt; PA3 - Debug Information :: <text:s/>localhost:4000</text:p>
      <text:p text:style-name="P1">Mon Mar 20 20:32:27 CDT 2017 &gt;&gt;&gt;&gt; PA3 - Debug Information :: <text:s/>Watching this folder PeerDownloads/Master1_N1804077074</text:p>
      <text:p text:style-name="P1"><text:soft-page-break/>Mon Mar 20 20:32:27 CDT 2017 &gt;&gt;&gt;&gt; PA3 - Debug Information :: <text:s/>Peer Server running ... </text:p>
      <text:p text:style-name="P1">Mon Mar 20 20:32:27 CDT 2017 &gt;&gt;&gt;&gt; PA3 - Debug Information :: <text:s/>Peer Client running ... </text:p>
      <text:p text:style-name="P1">******************************************************************</text:p>
      <text:p text:style-name="P1">Peer running at localhost:6000 :</text:p>
      <text:p text:style-name="P1"/>
      <text:p text:style-name="P1">Mon Mar 20 20:32:30 CDT 2017 &gt;&gt;&gt;&gt; PA3 - Debug Information :: <text:s/>Creating folder PeerDownloads/Master1_N1804047283</text:p>
      <text:p text:style-name="P1">Mon Mar 20 20:32:30 CDT 2017 &gt;&gt;&gt;&gt; PA3 - Debug Information :: <text:s/>Creating folder PeerDownloads/Cache1_N1804047283</text:p>
      <text:p text:style-name="P1">Mon Mar 20 20:32:30 CDT 2017 &gt;&gt;&gt;&gt; PA3 - Debug Information :: <text:s/>Peer address localhost:6000</text:p>
      <text:p text:style-name="P1">Mon Mar 20 20:32:30 CDT 2017 &gt;&gt;&gt;&gt; PA3 - Debug Information :: <text:s/>Peer Neighbours <text:s/></text:p>
      <text:p text:style-name="P1">Mon Mar 20 20:32:30 CDT 2017 &gt;&gt;&gt;&gt; PA3 - Debug Information :: <text:s/>localhost:4000</text:p>
      <text:p text:style-name="P1">Mon Mar 20 20:32:30 CDT 2017 &gt;&gt;&gt;&gt; PA3 - Debug Information :: <text:s/>Watching this folder PeerDownloads/Master1_N1804047283</text:p>
      <text:p text:style-name="P1">Mon Mar 20 20:32:30 CDT 2017 &gt;&gt;&gt;&gt; PA3 - Debug Information :: <text:s/>Peer Server running ... </text:p>
      <text:p text:style-name="P1">Mon Mar 20 20:32:30 CDT 2017 &gt;&gt;&gt;&gt; PA3 - Debug Information :: <text:s/>Peer Client running ... </text:p>
      <text:p text:style-name="P1">******************************************************************</text:p>
      <text:p text:style-name="P1"/>
      <text:p text:style-name="P1">Peer running at localhost:7000 :</text:p>
      <text:p text:style-name="P1"/>
      <text:p text:style-name="P1">Mon Mar 20 20:32:33 CDT 2017 &gt;&gt;&gt;&gt; PA3 - Debug Information :: <text:s/>Creating folder PeerDownloads/Master1_N1804017492</text:p>
      <text:p text:style-name="P1">Mon Mar 20 20:32:33 CDT 2017 &gt;&gt;&gt;&gt; PA3 - Debug Information :: <text:s/>Creating folder PeerDownloads/Cache1_N1804017492</text:p>
      <text:p text:style-name="P1">Mon Mar 20 20:32:33 CDT 2017 &gt;&gt;&gt;&gt; PA3 - Debug Information :: <text:s/>Peer address localhost:7000</text:p>
      <text:p text:style-name="P1">Mon Mar 20 20:32:33 CDT 2017 &gt;&gt;&gt;&gt; PA3 - Debug Information :: <text:s/>Peer Neighbours <text:s/></text:p>
      <text:p text:style-name="P1">Mon Mar 20 20:32:33 CDT 2017 &gt;&gt;&gt;&gt; PA3 - Debug Information :: <text:s/>localhost:4000</text:p>
      <text:p text:style-name="P1">Mon Mar 20 20:32:33 CDT 2017 &gt;&gt;&gt;&gt; PA3 - Debug Information :: <text:s/>Watching this folder PeerDownloads/Master1_N1804017492</text:p>
      <text:p text:style-name="P1">Mon Mar 20 20:32:33 CDT 2017 &gt;&gt;&gt;&gt; PA3 - Debug Information :: <text:s/>Peer Server running ... </text:p>
      <text:p text:style-name="P1">Mon Mar 20 20:32:33 CDT 2017 &gt;&gt;&gt;&gt; PA3 - Debug Information :: <text:s/>Peer Client running ... </text:p>
      <text:p text:style-name="P1"/>
      <text:p text:style-name="P1">Peer running at localhost:8000 : </text:p>
      <text:p text:style-name="P1"/>
      <text:p text:style-name="P1">Mon Mar 20 20:32:40 CDT 2017 &gt;&gt;&gt;&gt; PA3 - Debug Information :: <text:s/>Creating folder PeerDownloads/Master1_N1803987701</text:p>
      <text:p text:style-name="P1">Mon Mar 20 20:32:40 CDT 2017 &gt;&gt;&gt;&gt; PA3 - Debug Information :: <text:s/>Creating folder PeerDownloads/Cache1_N1803987701</text:p>
      <text:p text:style-name="P1">Mon Mar 20 20:32:40 CDT 2017 &gt;&gt;&gt;&gt; PA3 - Debug Information :: <text:s/>Peer address localhost:8000</text:p>
      <text:p text:style-name="P1">Mon Mar 20 20:32:40 CDT 2017 &gt;&gt;&gt;&gt; PA3 - Debug Information :: <text:s/>Peer Neighbours <text:s/></text:p>
      <text:p text:style-name="P1">Mon Mar 20 20:32:40 CDT 2017 &gt;&gt;&gt;&gt; PA3 - Debug Information :: <text:s/>localhost:4000</text:p>
      <text:p text:style-name="P1">Mon Mar 20 20:32:40 CDT 2017 &gt;&gt;&gt;&gt; PA3 - Debug Information :: <text:s/>Watching this folder PeerDownloads/Master1_N1803987701</text:p>
      <text:p text:style-name="P1">Mon Mar 20 20:32:40 CDT 2017 &gt;&gt;&gt;&gt; PA3 - Debug Information :: <text:s/>Peer Server running ... </text:p>
      <text:p text:style-name="P29">Mon Mar 20 20:32:40 CDT 2017 &gt;&gt;&gt;&gt; PA3 - Debug Information :: <text:s/>Peer Client running ..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All the peers when started create two folder for themselves, namely :</text:p>
      <text:p text:style-name="P2">1. Master folder (which store the files that this peer own)</text:p>
      <text:p text:style-name="P2">2. Cache folder (which stores the files downloaded from other peers)</text:p>
      <text:p text:style-name="P2"/>
      <text:p text:style-name="P2">Once the peers are started and folders are created, place the files in the master folders of the respective peers :</text:p>
      <text:p text:style-name="P2">for example if you want to below configuration :</text:p>
      <text:p text:style-name="P2">peer1 owns 1.txt</text:p>
      <text:p text:style-name="P2">peer2 owns 2.txt</text:p>
      <text:p text:style-name="P2">peer3 owns 3.txt</text:p>
      <text:p text:style-name="P2"/>
      <text:p text:style-name="P2">Follow below steps :</text:p>
      <text:p text:style-name="P2">1. Start three peers </text:p>
      <text:p text:style-name="P2">2. Place the files in their respective folders(Note that peer has to be running when the files are placed)</text:p>
      <text:p text:style-name="P2"/>
      <text:p text:style-name="P2">Sample output when the <text:span text:style-name="T1">a file is created :</text:span></text:p>
      <text:p text:style-name="P2"/>
      <text:p text:style-name="P3">File named 4.txt is created <text:span text:style-name="T2">and contents are written </text:span>on peer running at localhost:4000</text:p>
      <text:p text:style-name="P11">(Note : In Linix when file is created and written, internally a file is created, contents are written into a temporary file, original file is deleted and temporary file is renamed. So when I am watching on the directory I get all 3 events )</text:p>
      <text:p text:style-name="P3"/>
      <text:p text:style-name="P4">Your Choice : Mon Mar 20 20:53:43 CDT 2017 &gt;&gt;&gt;&gt; PA3 - Debug Information :: <text:s/>Forwarding create/modify/delete event</text:p>
      <text:p text:style-name="P4">Mon Mar 20 20:53:43 CDT 2017 &gt;&gt;&gt;&gt; PA3 - Debug Information :: <text:s/>Event = ENTRY_CREATE file = 4.txt</text:p>
      <text:p text:style-name="P4">Mon Mar 20 20:53:44 CDT 2017 &gt;&gt;&gt;&gt; PA3 - Debug Information :: <text:s/>{"filesMetaData":{"4.txt":{"version":1,"original":true,"name":"4.txt","fromAddress":{"url":"localhost","port":4000},"lastUpdated":[2017,3,20,20,53,43,418000000],"stale":false,"ttr":90}}}</text:p>
      <text:p text:style-name="P4">Mon Mar 20 20:53:50 CDT 2017 &gt;&gt;&gt;&gt; PA3 - Debug Information :: <text:s/>Forwarding create/modify/delete event</text:p>
      <text:p text:style-name="P4">Mon Mar 20 20:53:50 CDT 2017 &gt;&gt;&gt;&gt; PA3 - Debug Information :: <text:s/>Event = ENTRY_DELETE file = 4.txt</text:p>
      <text:p text:style-name="P4">Mon Mar 20 20:53:50 CDT 2017 &gt;&gt;&gt;&gt; PA3 - Debug Information :: <text:s/>Forwarding create/modify/delete event</text:p>
      <text:p text:style-name="P4">Mon Mar 20 20:53:50 CDT 2017 &gt;&gt;&gt;&gt; PA3 - Debug Information :: <text:s/>Event = ENTRY_CREATE file = 4.txt</text:p>
      <text:p text:style-name="P4">Mon Mar 20 20:53:50 CDT 2017 &gt;&gt;&gt;&gt; PA3 - Debug Information :: <text:s/>{"version":2,"original":true,"name":"4.txt","fromAddress":{"url":"localhost","port":4000},"lastUpdated":[2017,3,20,20,53,50,106000000],"stale":false,"ttr":90}</text:p>
      <text:p text:style-name="P4">Mon Mar 20 20:53:50 CDT 2017 &gt;&gt;&gt;&gt; PA3 - Debug Information :: <text:s/>{"filesMetaData":{"4.txt":{"version":2,"original":true,"name":"4.txt","fromAddress":{"url":"localhost","port":4000},"lastUpdated":[2017,3,20,20,53,50,106000000],"stale":false,"ttr":90}}}</text:p>
      <text:p text:style-name="P4">Mon Mar 20 20:53:50 CDT 2017 &gt;&gt;&gt;&gt; PA3 - Debug Information :: <text:s/>Forwarding create/modify/delete event</text:p>
      <text:p text:style-name="P4">Mon Mar 20 20:53:50 CDT 2017 &gt;&gt;&gt;&gt; PA3 - Debug Information :: <text:s/>Event = ENTRY_MODIFY file = 4.txt</text:p>
      <text:p text:style-name="P2"/>
      <text:p text:style-name="P11">A invalidation message is sent out to all nerighbors.</text:p>
      <text:p text:style-name="P11"/>
      <text:p text:style-name="P11">localhost:5000 console :</text:p>
      <text:p text:style-name="P11">Mon Mar 20 20:53:50 CDT 2017 &gt;&gt;&gt;&gt; PA3 - Debug Information :: <text:s/>Received Message : INVALIDATION localhost:4000_1 4.txt 2 7 localhost:4000</text:p>
      <text:p text:style-name="P11"/>
      <text:p text:style-name="P11">Not forwarding to server from whom I received this message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2">Below is the console output at localhost:4000 after file is created : </text:p>
      <text:p text:style-name="P12"/>
      <text:p text:style-name="P12">*****************************************************************</text:p>
      <text:p text:style-name="P12">Peer Display Menu ************************************************</text:p>
      <text:p text:style-name="P12">1 : Lookup a file</text:p>
      <text:p text:style-name="P12">2 : Download file from a peer</text:p>
      <text:p text:style-name="P12">3 : Display seen query messages</text:p>
      <text:p text:style-name="P12">4 : Display seen queryhit messages</text:p>
      <text:p text:style-name="P12">5 : Display Peer files info</text:p>
      <text:p text:style-name="P12">6 : Refresh a stale file</text:p>
      <text:p text:style-name="P12">7 : Modify one of the files held by me</text:p>
      <text:p text:style-name="P12">8 : Exit</text:p>
      <text:p text:style-name="P12">Enter your choice number</text:p>
      <text:p text:style-name="P12">5</text:p>
      <text:p text:style-name="P12"><text:s/>---------------------------------------------------------------- </text:p>
      <text:p text:style-name="P12">/ <text:s text:c="63"/>\</text:p>
      <text:p text:style-name="P12"><text:s text:c="22"/>Peer File Information <text:s text:c="23"/></text:p>
      <text:p text:style-name="P12">\ <text:s text:c="63"/>/</text:p>
      <text:p text:style-name="P12"><text:s/>---------------------------------------------------------------- </text:p>
      <text:p text:style-name="P12"><text:s/>---------------------------------------------------------------- </text:p>
      <text:p text:style-name="P12">/ <text:s text:c="63"/>\</text:p>
      <text:p text:style-name="P12">{</text:p>
      <text:p text:style-name="P12"><text:s text:c="2"/>"version" : 2,</text:p>
      <text:p text:style-name="P12"><text:s text:c="2"/>"original" : true,</text:p>
      <text:p text:style-name="P12"><text:s text:c="2"/>"name" : "4.txt",</text:p>
      <text:p text:style-name="P12"><text:s text:c="2"/>"fromAddress" : {</text:p>
      <text:p text:style-name="P12"><text:s text:c="4"/>"url" : "localhost",</text:p>
      <text:p text:style-name="P12"><text:s text:c="4"/>"port" : 4000</text:p>
      <text:p text:style-name="P12"><text:s text:c="2"/>},</text:p>
      <text:p text:style-name="P12"><text:s text:c="2"/>"lastUpdated" : [ 2017, 3, 20, 20, 53, 50, 106000000 ],</text:p>
      <text:p text:style-name="P12"><text:s text:c="2"/>"stale" : false,</text:p>
      <text:p text:style-name="P12"><text:s text:c="2"/>"ttr" : 90</text:p>
      <text:p text:style-name="P12">}</text:p>
      <text:p text:style-name="P12">\ <text:s text:c="63"/>/</text:p>
      <text:p text:style-name="P12"><text:s/>---------------------------------------------------------------- </text:p>
      <text:p text:style-name="P11"/>
      <text:p text:style-name="P12">this gives the file information of the file that this peer is contains</text:p>
      <text:p text:style-name="P12">(Note : this options lists both owned and downloaded files)</text:p>
      <text:p text:style-name="P12"/>
      <text:p text:style-name="P25">File lookup : </text:p>
      <text:p text:style-name="P25"/>
      <text:p text:style-name="P12">Below is the console output of localhost:5000 when lookup is done for 4.txt :</text:p>
      <text:p text:style-name="P12">(a query message is sent out to all neighbors and received the queryhit message fromlocalhost:4000)</text:p>
      <text:p text:style-name="P12">******************************************************************</text:p>
      <text:p text:style-name="P12">Your Choice : 1 </text:p>
      <text:p text:style-name="P13">Mon Mar 20 21:16:40 CDT 2017 &gt;&gt;&gt;&gt; PA3 - Debug Information :: <text:s/>Received Message : queryhit localhost:5000_2 4.txt localhost:4000 7 {"version":2,"original":true,"name":"4.txt","fromAddress":{"url":"localhost","port":4000},"lastUpdated":[2017,3,20,20,53,50,106000000],"stale":false,"ttr":90} 2017-03-20T20:53:50.106 1</text:p>
      <text:p text:style-name="P13"/>
      <text:p text:style-name="P13">------------------------------------------------------------------ </text:p>
      <text:p text:style-name="P30">File 4.txt found at peer with port localhost:4000 </text:p>
      <text:p text:style-name="P13"><text:soft-page-break/></text:p>
      <text:p text:style-name="P13"/>
      <text:p text:style-name="P14"/>
      <text:p text:style-name="P14"/>
      <text:p text:style-name="P14">Console output of localhost:4000 where the file 4.txt resides :</text:p>
      <text:p text:style-name="P15">(a query message is received from localhost:4000 and once file is found queryhit message is sent out to localhost:5000)</text:p>
      <text:p text:style-name="P16">******************************************************************</text:p>
      <text:p text:style-name="P5">Mon Mar 20 21:16:40 CDT 2017 &gt;&gt;&gt;&gt; PA3 - Debug Information :: <text:s/>Received Message : query localhost:5000_2 4.txt localhost:5000 7</text:p>
      <text:p text:style-name="P5"><text:s/></text:p>
      <text:p text:style-name="P5"/>
      <text:p text:style-name="P17">File Download :</text:p>
      <text:p text:style-name="P6"/>
      <text:p text:style-name="P6">Below is the console output at localhost:5000 when file, 4.txt, is downloaded from localhost:4000</text:p>
      <text:p text:style-name="P6"><text:span text:style-name="T3">Your choice : </text:span>2</text:p>
      <text:p text:style-name="P6">Enter filename : 4.txt</text:p>
      <text:p text:style-name="P6">Enter Host name of the download server : localhost</text:p>
      <text:p text:style-name="P6">Enter port number of of the download server : 4000</text:p>
      <text:p text:style-name="P6">Message to User: </text:p>
      <text:p text:style-name="P6">File is downloaded to PeerDownloads/Cache1_N1804077074 Folder</text:p>
      <text:p text:style-name="P6">******************************************************************</text:p>
      <text:p text:style-name="P6">Peer Display Menu ************************************************</text:p>
      <text:p text:style-name="P6">1 : Lookup a file</text:p>
      <text:p text:style-name="P6">2 : Download file from a peer</text:p>
      <text:p text:style-name="P6">3 : Display seen query messages</text:p>
      <text:p text:style-name="P6">4 : Display seen queryhit messages</text:p>
      <text:p text:style-name="P6">5 : Display downloaded files info</text:p>
      <text:p text:style-name="P6">6 : Refresh a stale file</text:p>
      <text:p text:style-name="P6">7 : Modify one of the files held by me</text:p>
      <text:p text:style-name="P6">8 : Exit</text:p>
      <text:p text:style-name="P6">Enter your choice number</text:p>
      <text:p text:style-name="P6">******************************************************************</text:p>
      <text:p text:style-name="P6">Your Choice : 5 //display file information</text:p>
      <text:p text:style-name="P6"><text:s/>---------------------------------------------------------------- </text:p>
      <text:p text:style-name="P6">/ <text:s text:c="63"/>\</text:p>
      <text:p text:style-name="P6"><text:s text:c="22"/>Peer File Information <text:s text:c="23"/></text:p>
      <text:p text:style-name="P6">\ <text:s text:c="63"/>/</text:p>
      <text:p text:style-name="P6"><text:s/>---------------------------------------------------------------- </text:p>
      <text:p text:style-name="P6"><text:s/>---------------------------------------------------------------- </text:p>
      <text:p text:style-name="P6">/ <text:s text:c="63"/>\</text:p>
      <text:p text:style-name="P6">{</text:p>
      <text:p text:style-name="P6"><text:s text:c="2"/>"version" : 2,</text:p>
      <text:p text:style-name="P6"><text:s text:c="2"/>"original" : false,</text:p>
      <text:p text:style-name="P6"><text:s text:c="2"/>"name" : "4.txt",</text:p>
      <text:p text:style-name="P6"><text:s text:c="2"/>"fromAddress" : {</text:p>
      <text:p text:style-name="P6"><text:s text:c="4"/>"url" : "localhost",</text:p>
      <text:p text:style-name="P6"><text:s text:c="4"/>"port" : 4000</text:p>
      <text:p text:style-name="P6"><text:s text:c="2"/>},</text:p>
      <text:p text:style-name="P6"><text:s text:c="2"/>"lastUpdated" : [ 2017, 3, 20, 20, 53, 50, 106000000 ],</text:p>
      <text:p text:style-name="P6"><text:s text:c="2"/>"stale" : false,</text:p>
      <text:p text:style-name="P6"><text:s text:c="2"/>"ttr" : 90</text:p>
      <text:p text:style-name="P6">}</text:p>
      <text:p text:style-name="P6">\ <text:s text:c="63"/>/</text:p>
      <text:p text:style-name="P6"><text:s/>---------------------------------------------------------------- <text:s text:c="2"/></text:p>
      <text:p text:style-name="P6"/>
      <text:p text:style-name="P7"><text:span text:style-name="T4">Console output at localhost:4000 during download:</text:span> </text:p>
      <text:p text:style-name="P7">Mon Mar 20 21:16:41 CDT 2017 &gt;&gt;&gt;&gt; PA3 - Debug Information :: <text:s/>Removing localhost:5000_2</text:p>
      <text:p text:style-name="P7">Mon Mar 20 21:28:03 CDT 2017 &gt;&gt;&gt;&gt; PA3 - Debug Information :: <text:s/>Received Message : download_metadata 4.txt</text:p>
      <text:p text:style-name="P7">Mon Mar 20 21:28:03 CDT 2017 &gt;&gt;&gt;&gt; PA3 - Debug Information :: <text:s/>Serving request of the type = download_metadata</text:p>
      <text:p text:style-name="P7">Mon Mar 20 21:28:03 CDT 2017 &gt;&gt;&gt;&gt; PA3 - Debug Information :: <text:s/>Sending Meta Data.</text:p>
      <text:p text:style-name="P7"><text:soft-page-break/>Mon Mar 20 21:28:03 CDT 2017 &gt;&gt;&gt;&gt; PA3 - Debug Information :: <text:s/>Received Message : download 4.txt</text:p>
      <text:p text:style-name="P7">Mon Mar 20 21:28:03 CDT 2017 &gt;&gt;&gt;&gt; PA3 - Debug Information :: <text:s/>Serving request of the type = download</text:p>
      <text:p text:style-name="P7">Mon Mar 20 21:28:03 CDT 2017 &gt;&gt;&gt;&gt; PA3 - Debug Information :: <text:s/>Sending File Data</text:p>
      <text:p text:style-name="P7">Note : we had to intenally split download into two stages :</text:p>
      <text:p text:style-name="P7">first stage : request is sent to download the file metadata (version, origin server, last update time etc)</text:p>
      <text:p text:style-name="P7">second stage : request is sent to download the actual file (i.e the file contents)</text:p>
      <text:p text:style-name="P7"/>
      <text:p text:style-name="P7">File 4.txt is manually updated at localhost:4000</text:p>
      <text:p text:style-name="P7"/>
      <text:p text:style-name="P18">Console output :</text:p>
      <text:p text:style-name="P7">Mon Mar 20 21:16:41 CDT 2017 &gt;&gt;&gt;&gt; PA3 - Debug Information :: <text:s/>Removing localhost:5000_2</text:p>
      <text:p text:style-name="P7">Mon Mar 20 21:28:03 CDT 2017 &gt;&gt;&gt;&gt; PA3 - Debug Information :: <text:s/>Received Message : download_metadata 4.txt</text:p>
      <text:p text:style-name="P7">Mon Mar 20 21:28:03 CDT 2017 &gt;&gt;&gt;&gt; PA3 - Debug Information :: <text:s/>Serving request of the type = download_metadata</text:p>
      <text:p text:style-name="P7">Mon Mar 20 21:28:03 CDT 2017 &gt;&gt;&gt;&gt; PA3 - Debug Information :: <text:s/>Sending Meta Data.</text:p>
      <text:p text:style-name="P7">Mon Mar 20 21:28:03 CDT 2017 &gt;&gt;&gt;&gt; PA3 - Debug Information :: <text:s/>Received Message : download 4.txt</text:p>
      <text:p text:style-name="P7">Mon Mar 20 21:28:03 CDT 2017 &gt;&gt;&gt;&gt; PA3 - Debug Information :: <text:s/>Serving request of the type = download</text:p>
      <text:p text:style-name="P7">Mon Mar 20 21:28:03 CDT 2017 &gt;&gt;&gt;&gt; PA3 - Debug Information :: <text:s/>Sending File Data</text:p>
      <text:p text:style-name="P7">Mon Mar 20 21:38:08 CDT 2017 &gt;&gt;&gt;&gt; PA3 - Debug Information :: <text:s/>Forwarding create/modify/delete event</text:p>
      <text:p text:style-name="P7">Mon Mar 20 21:38:08 CDT 2017 &gt;&gt;&gt;&gt; PA3 - Debug Information :: <text:s/>Event = ENTRY_DELETE file = 4.txt</text:p>
      <text:p text:style-name="P7">Mon Mar 20 21:38:08 CDT 2017 &gt;&gt;&gt;&gt; PA3 - Debug Information :: <text:s/>Forwarding create/modify/delete event</text:p>
      <text:p text:style-name="P7">Mon Mar 20 21:38:08 CDT 2017 &gt;&gt;&gt;&gt; PA3 - Debug Information :: <text:s/>Event = ENTRY_CREATE file = 4.txt</text:p>
      <text:p text:style-name="P7">Mon Mar 20 21:38:08 CDT 2017 &gt;&gt;&gt;&gt; PA3 - Debug Information :: <text:s/>{"version":3,"original":true,"name":"4.txt","fromAddress":{"url":"localhost","port":4000},"lastUpdated":[2017,3,20,21,38,8,112000000],"stale":false,"ttr":90}</text:p>
      <text:p text:style-name="P7">Mon Mar 20 21:38:08 CDT 2017 &gt;&gt;&gt;&gt; PA3 - Debug Information :: <text:s/>{"filesMetaData":{"4.txt":{"version":3,"original":true,"name":"4.txt","fromAddress":{"url":"localhost","port":4000},"lastUpdated":[2017,3,20,21,38,8,112000000],"stale":false,"ttr":90}}}</text:p>
      <text:p text:style-name="P7">Mon Mar 20 21:38:08 CDT 2017 &gt;&gt;&gt;&gt; PA3 - Debug Information :: <text:s/>Forwarding create/modify/delete event</text:p>
      <text:p text:style-name="P7">Mon Mar 20 21:38:08 CDT 2017 &gt;&gt;&gt;&gt; PA3 - Debug Information :: <text:s/>Event = ENTRY_MODIFY file = 4.txt</text:p>
      <text:p text:style-name="P7"/>
      <text:p text:style-name="P7">An Invalidation message is sent out to all neighbors :</text:p>
      <text:p text:style-name="P7"/>
      <text:p text:style-name="P7"><text:bookmark-start text:name="__DdeLink__92_1172803173"/>console output at localhost:5000<text:bookmark-end text:name="__DdeLink__92_1172803173"/></text:p>
      <text:p text:style-name="P7">Mon Mar 20 21:38:08 CDT 2017 &gt;&gt;&gt;&gt; PA3 - Debug Information :: <text:s/>Received Message : INVALIDATION localhost:4000_2 4.txt 3 7 localhost:4000</text:p>
      <text:p text:style-name="P7"/>
      <text:p text:style-name="P7">console output at localhost:6000</text:p>
      <text:p text:style-name="P8">Mon Mar 20 21:38:08 CDT 2017 &gt;&gt;&gt;&gt; PA3 - Debug Information :: <text:s/>Received Message : INVALIDATION localhost:4000_2 4.txt 3 7 localhost:4000</text:p>
      <text:p text:style-name="P7"/>
      <text:p text:style-name="P19">File information after handling INVALIDATION message for 4.txt from localhost:4000 : </text:p>
      <text:p text:style-name="P19">(Note that the file is marked as Stale)</text:p>
      <text:p text:style-name="P7"/>
      <text:p text:style-name="P8">5</text:p>
      <text:p text:style-name="P8"><text:s/>---------------------------------------------------------------- </text:p>
      <text:p text:style-name="P8">/ <text:s text:c="63"/>\</text:p>
      <text:p text:style-name="P8"><text:s text:c="22"/>Peer File Information <text:s text:c="23"/></text:p>
      <text:p text:style-name="P8">\ <text:s text:c="63"/>/</text:p>
      <text:p text:style-name="P8"><text:s/>---------------------------------------------------------------- </text:p>
      <text:p text:style-name="P8"><text:s/>---------------------------------------------------------------- </text:p>
      <text:p text:style-name="P8">/ <text:s text:c="63"/>\</text:p>
      <text:p text:style-name="P8">{</text:p>
      <text:p text:style-name="P8"><text:s text:c="2"/>"version" : 3,</text:p>
      <text:p text:style-name="P8"><text:s text:c="2"/>"original" : false,</text:p>
      <text:p text:style-name="P8"><text:s text:c="2"/>"name" : "4.txt",</text:p>
      <text:p text:style-name="P8"><text:s text:c="2"/>"fromAddress" : {</text:p>
      <text:p text:style-name="P8"><text:s text:c="4"/>"url" : "localhost",</text:p>
      <text:p text:style-name="P8"><text:s text:c="4"/>"port" : 4000</text:p>
      <text:p text:style-name="P8"><text:s text:c="2"/>},</text:p>
      <text:p text:style-name="P8"><text:s text:c="2"/>"lastUpdated" : [ 2017, 3, 20, 20, 53, 50, 106000000 ],</text:p>
      <text:p text:style-name="P8"><text:s text:c="2"/>"stale" : true,</text:p>
      <text:p text:style-name="P8"><text:s text:c="2"/>"ttr" : 90</text:p>
      <text:p text:style-name="P8"><text:soft-page-break/>}</text:p>
      <text:p text:style-name="P8">\ <text:s text:c="63"/>/</text:p>
      <text:p text:style-name="P8"><text:s/>---------------------------------------------------------------- </text:p>
      <text:p text:style-name="P8"/>
      <text:p text:style-name="P20">File is refreshed using option 6 and then file staus is displayed using option 5 :</text:p>
      <text:p text:style-name="P20">(Note that after refreshing, file is marked as not stale)</text:p>
      <text:p text:style-name="P9"/>
      <text:p text:style-name="P9">Your Choice : 6</text:p>
      <text:p text:style-name="P9">Enter filename : </text:p>
      <text:p text:style-name="P9">4.txt</text:p>
      <text:p text:style-name="P9">******************************************************************</text:p>
      <text:p text:style-name="P9">Peer Display Menu ************************************************</text:p>
      <text:p text:style-name="P9">1 : Lookup a file</text:p>
      <text:p text:style-name="P9">2 : Download file from a peer</text:p>
      <text:p text:style-name="P9">3 : Display seen query messages</text:p>
      <text:p text:style-name="P9">4 : Display seen queryhit messages</text:p>
      <text:p text:style-name="P9">5 : Display downloaded files info</text:p>
      <text:p text:style-name="P9">6 : Refresh a stale file</text:p>
      <text:p text:style-name="P9">7 : Modify one of the files held by me</text:p>
      <text:p text:style-name="P9">8 : Exit</text:p>
      <text:p text:style-name="P9">Enter your choice number</text:p>
      <text:p text:style-name="P9">******************************************************************</text:p>
      <text:p text:style-name="P9">Your Choice : 5</text:p>
      <text:p text:style-name="P9"><text:s/>---------------------------------------------------------------- </text:p>
      <text:p text:style-name="P9">/ <text:s text:c="63"/>\</text:p>
      <text:p text:style-name="P9"><text:s text:c="22"/>Peer File Information <text:s text:c="23"/></text:p>
      <text:p text:style-name="P9">\ <text:s text:c="63"/>/</text:p>
      <text:p text:style-name="P9"><text:s/>---------------------------------------------------------------- </text:p>
      <text:p text:style-name="P9"><text:s/>---------------------------------------------------------------- </text:p>
      <text:p text:style-name="P9">/ <text:s text:c="63"/>\</text:p>
      <text:p text:style-name="P9">{</text:p>
      <text:p text:style-name="P9"><text:s text:c="2"/>"version" : 3,</text:p>
      <text:p text:style-name="P9"><text:s text:c="2"/>"original" : false,</text:p>
      <text:p text:style-name="P9"><text:s text:c="2"/>"name" : "4.txt",</text:p>
      <text:p text:style-name="P9"><text:s text:c="2"/>"fromAddress" : {</text:p>
      <text:p text:style-name="P9"><text:s text:c="4"/>"url" : "localhost",</text:p>
      <text:p text:style-name="P9"><text:s text:c="4"/>"port" : 4000</text:p>
      <text:p text:style-name="P9"><text:s text:c="2"/>},</text:p>
      <text:p text:style-name="P9"><text:s text:c="2"/>"lastUpdated" : [ 2017, 3, 20, 21, 38, 8, 112000000 ],</text:p>
      <text:p text:style-name="P9"><text:s text:c="2"/>"stale" : false,</text:p>
      <text:p text:style-name="P9"><text:s text:c="2"/>"ttr" : 90</text:p>
      <text:p text:style-name="P9">}</text:p>
      <text:p text:style-name="P9">\ <text:s text:c="63"/>/</text:p>
      <text:p text:style-name="P9"><text:s/>----------------------------------------------------------------</text:p>
      <text:p text:style-name="P9"/>
      <text:p text:style-name="P9"/>
      <text:p text:style-name="P21"><text:bookmark-start text:name="__DdeLink__94_1172803173"/>Lookup from another peer, i.e, localhost:6000</text:p>
      <text:p text:style-name="P21">(Note that there are two results from localhost:4000 and localhost:5000)<text:bookmark-end text:name="__DdeLink__94_1172803173"/></text:p>
      <text:p text:style-name="P21"/>
      <text:p text:style-name="P10">Your Choice : 1</text:p>
      <text:p text:style-name="P10">Enter filename : 4.txt</text:p>
      <text:p text:style-name="P10">******************************************************************</text:p>
      <text:p text:style-name="P10">Peer Display Menu ************************************************</text:p>
      <text:p text:style-name="P10">1 : Lookup a file</text:p>
      <text:p text:style-name="P10">2 : Download file from a peer</text:p>
      <text:p text:style-name="P10">3 : Display seen query messages</text:p>
      <text:p text:style-name="P10">4 : Display seen queryhit messages</text:p>
      <text:p text:style-name="P10">5 : Display downloaded files info</text:p>
      <text:p text:style-name="P10">6 : Refresh a stale file</text:p>
      <text:p text:style-name="P10">7 : Modify one of the files held by me</text:p>
      <text:p text:style-name="P10">8 : Exit</text:p>
      <text:p text:style-name="P10">Enter your choice number</text:p>
      <text:p text:style-name="P10"><text:soft-page-break/>******************************************************************</text:p>
      <text:p text:style-name="P10">Your Choice : Mon Mar 20 21:48:10 CDT 2017 &gt;&gt;&gt;&gt; PA3 - Debug Information :: <text:s/>Received Message : query localhost:6000_3 4.txt localhost:4000 6</text:p>
      <text:p text:style-name="P10">Mon Mar 20 21:48:10 CDT 2017 &gt;&gt;&gt;&gt; PA3 - Debug Information :: <text:s/>Not forwarding query localhost:6000_3 4.txt localhost:4000 6</text:p>
      <text:p text:style-name="P10">Mon Mar 20 21:48:10 CDT 2017 &gt;&gt;&gt;&gt; PA3 - Debug Information :: <text:s/>Received Message : queryhit localhost:6000_3 4.txt localhost:4000 7 {"version":3,"original":true,"name":"4.txt","fromAddress":{"url":"localhost","port":4000},"lastUpdated":[2017,3,20,21,38,8,112000000],"stale":false,"ttr":90} 2017-03-20T21:38:08.112 1</text:p>
      <text:p text:style-name="P10"/>
      <text:p text:style-name="P10">------------------------------------------------------------------ </text:p>
      <text:p text:style-name="P10">File 4.txt found at peer with port localhost:4000 </text:p>
      <text:p text:style-name="P10">------------------------------------------------------------------</text:p>
      <text:p text:style-name="P10">Mon Mar 20 21:48:10 CDT 2017 &gt;&gt;&gt;&gt; PA3 - Debug Information :: <text:s/>Received Message : queryhit localhost:6000_3 4.txt localhost:5000 6 {"version":3,"original":true,"name":"4.txt","fromAddress":{"url":"localhost","port":4000},"lastUpdated":[2017,3,20,21,38,8,112000000],"stale":false,"ttr":90} 2017-03-20T21:38:08.112 1</text:p>
      <text:p text:style-name="P10"/>
      <text:p text:style-name="P10">------------------------------------------------------------------ </text:p>
      <text:p text:style-name="P31"><text:s/>File 4.txt found at peer with port localhost:5000</text:p>
      <text:p text:style-name="P10"/>
      <text:p text:style-name="P10"/>
      <text:p text:style-name="P22">Lookup from another peer, i.e, localhost:6000, <text:span text:style-name="T5">when download file at localhost:5000 is stale</text:span></text:p>
      <text:p text:style-name="P22">(Note that there <text:span text:style-name="T6">is only one</text:span> results from localhost:4000)</text:p>
      <text:p text:style-name="P22"/>
      <text:p text:style-name="P23">Console output when 4.txt was invalidated from localhost:4000</text:p>
      <text:p text:style-name="P24">localhost:4000 has pushed INVALIDATION message to all the neighbors</text:p>
      <text:p text:style-name="P23">Mon Mar 20 21:50:29 CDT 2017 &gt;&gt;&gt;&gt; PA3 - Debug Information :: <text:s/>Received Message : INVALIDATION localhost:4000_3 4.txt 4 7 localhost:4000</text:p>
      <text:p text:style-name="P23"/>
      <text:p text:style-name="P23"/>
      <text:p text:style-name="P23">Your Choice : 1</text:p>
      <text:p text:style-name="P23">Enter filename : 4.txt</text:p>
      <text:p text:style-name="P23">Mon Mar 20 21:51:23 CDT 2017 &gt;&gt;&gt;&gt; PA3 - Debug Information :: <text:s/>Received Message : query localhost:6000_5 4.txt localhost:4000 6</text:p>
      <text:p text:style-name="P23">Mon Mar 20 21:51:23 CDT 2017 &gt;&gt;&gt;&gt; PA3 - Debug Information :: <text:s/>Not forwarding query localhost:6000_5 4.txt localhost:4000 6</text:p>
      <text:p text:style-name="P23">Mon Mar 20 21:51:23 CDT 2017 &gt;&gt;&gt;&gt; PA3 - Debug Information :: <text:s/>Received Message : queryhit localhost:6000_5 4.txt localhost:4000 7 {"version":4,"original":true,"name":"4.txt","fromAddress":{"url":"localhost","port":4000},"lastUpdated":[2017,3,20,21,50,29,367000000],"stale":false,"ttr":90} 2017-03-20T21:50:29.367 1</text:p>
      <text:p text:style-name="P23"/>
      <text:p text:style-name="P23">------------------------------------------------------------------ </text:p>
      <text:p text:style-name="P23">File 4.txt found at peer with port localhost:4000 </text:p>
      <text:p text:style-name="P23">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34:50.039510399</meta:creation-date>
    <meta:generator>LibreOffice/5.1.6.2$Linux_x86 LibreOffice_project/10m0$Build-2</meta:generator>
    <dc:date>2017-03-20T21:55:12.848703138</dc:date>
    <meta:editing-duration>PT47M3S</meta:editing-duration>
    <meta:editing-cycles>18</meta:editing-cycles>
    <meta:document-statistic meta:table-count="0" meta:image-count="0" meta:object-count="0" meta:page-count="8" meta:paragraph-count="322" meta:word-count="2625" meta:character-count="20156" meta:non-whitespace-character-count="16398"/>
  </office:meta>
</office:document-meta>
</file>